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e1e4" officeooo:paragraph-rsid="000fe1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 <text:s/>***** <text:s/>BASIC <text:s/>*****</text:p>
      <text:p text:style-name="P1">REM sValue = "New York"</text:p>
      <text:p text:style-name="P1"/>
      <text:p text:style-name="P1">Sub Main</text:p>
      <text:p text:style-name="P1">Dim Sheet0 as Object</text:p>
      <text:p text:style-name="P1">Dim data</text:p>
      <text:p text:style-name="P1"/>
      <text:p text:style-name="P1">Dim iCount As Integer</text:p>
      <text:p text:style-name="P1">Dim sValue As String</text:p>
      <text:p text:style-name="P1">Dim loop1 As Integer</text:p>
      <text:p text:style-name="P1"/>
      <text:p text:style-name="P1"><text:s text:c="4"/>iCount = Freefile</text:p>
      <text:p text:style-name="P1"><text:s text:c="4"/></text:p>
      <text:p text:style-name="P1"><text:s text:c="4"/>Sheet0=ThisComponent.Sheets.getByIndex(0) <text:s text:c="21"/>REM---important</text:p>
      <text:p text:style-name="P1"><text:s text:c="4"/></text:p>
      <text:p text:style-name="P1"><text:s text:c="4"/>Open "~/Desktop/LibreOffice/voltage.txt" For Output As iCount <text:s/>REM--- open txt file</text:p>
      <text:p text:style-name="P1"><text:s text:c="4"/></text:p>
      <text:p text:style-name="P1"><text:s text:c="8"/>data=Sheet0.getCellByPosition(1,0).Value <text:s text:c="18"/>REM--- loop Number</text:p>
      <text:p text:style-name="P1"><text:s text:c="8"/>Write #iCount,data\n</text:p>
      <text:p text:style-name="P1"><text:s text:c="8"/></text:p>
      <text:p text:style-name="P1"><text:s text:c="8"/>data=Sheet0.getCellByPosition(1,1).Value <text:s text:c="18"/>REM--- dt</text:p>
      <text:p text:style-name="P1"><text:s text:c="8"/>Write #iCount,data\n</text:p>
      <text:p text:style-name="P1"/>
      <text:p text:style-name="P1"><text:s text:c="4"/>For loop1 = 6 to 21 <text:s text:c="43"/></text:p>
      <text:p text:style-name="P1"><text:s text:c="8"/>data=Sheet0.getCellByPosition(1,loop1).Value <text:s text:c="14"/>REM--- Channel1 to 16 Value</text:p>
      <text:p text:style-name="P1"><text:s text:c="8"/>Write #iCount,data\n <text:s text:c="7"/></text:p>
      <text:p text:style-name="P1"><text:s text:c="4"/>next loop1</text:p>
      <text:p text:style-name="P1"><text:s text:c="4"/></text:p>
      <text:p text:style-name="P1"><text:s text:c="4"/>For loop1 = 6 to 21 <text:s text:c="43"/></text:p>
      <text:p text:style-name="P1"><text:s text:c="8"/>data=Sheet0.getCellByPosition(2,loop1).Value <text:s text:c="14"/>REM--- dv</text:p>
      <text:p text:style-name="P1"><text:s text:c="8"/>Write #iCount,data\n <text:s text:c="7"/></text:p>
      <text:p text:style-name="P1"><text:s text:c="4"/>next loop1</text:p>
      <text:p text:style-name="P1"><text:s text:c="4"/></text:p>
      <text:p text:style-name="P1"><text:s text:c="4"/></text:p>
      <text:p text:style-name="P1"><text:s text:c="4"/>For loop1 = 6 to 21 <text:s text:c="43"/></text:p>
      <text:p text:style-name="P1"><text:s text:c="8"/>data=Sheet0.getCellByPosition(4,loop1).Value <text:s text:c="14"/>REM--- Channel17 to 32 <text:s text:c="2"/>dv</text:p>
      <text:p text:style-name="P1"><text:s text:c="8"/>Write #iCount,data\n <text:s text:c="7"/></text:p>
      <text:p text:style-name="P1"><text:s text:c="4"/>next loop1</text:p>
      <text:p text:style-name="P1"><text:s text:c="4"/></text:p>
      <text:p text:style-name="P1"><text:s text:c="4"/></text:p>
      <text:p text:style-name="P1"><text:s text:c="4"/>For loop1 = 6 to 21 <text:s text:c="43"/></text:p>
      <text:p text:style-name="P1"><text:s text:c="8"/>data=Sheet0.getCellByPosition(5,loop1).Value <text:s text:c="14"/>REM--- dv</text:p>
      <text:p text:style-name="P1"><text:s text:c="8"/>Write #iCount,data\n <text:s text:c="7"/></text:p>
      <text:p text:style-name="P1"><text:s text:c="4"/>next loop1</text:p>
      <text:p text:style-name="P1"><text:s text:c="4"/></text:p>
      <text:p text:style-name="P1"><text:s text:c="4"/></text:p>
      <text:p text:style-name="P1"><text:s text:c="4"/>Close #iCount</text:p>
      <text:p text:style-name="P1"/>
      <text:p text:style-name="P1"/>
      <text:p text:style-name="P1">End S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02:05:25.075805485</meta:creation-date>
    <dc:date>2018-08-29T02:09:20.069722243</dc:date>
    <meta:editing-duration>PT3M56S</meta:editing-duration>
    <meta:editing-cycles>1</meta:editing-cycles>
    <meta:document-statistic meta:table-count="0" meta:image-count="0" meta:object-count="0" meta:page-count="1" meta:paragraph-count="44" meta:word-count="118" meta:character-count="1431" meta:non-whitespace-character-count="828"/>
    <meta:generator>LibreOffice/5.2.7.2$Linux_ARM_EABI LibreOffice_project/528e71104c3fcc3637004cef595401b05295414c</meta:generator>
  </office:meta>
</office:document-meta>
</file>